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How to write an Smartphone-App for the Avakai:</text:p>
      <text:p text:style-name="Standard"/>
      <text:p text:style-name="Standard">Install </text:p>
      <text:p text:style-name="Standard"/>
      <text:p text:style-name="Standard">Build the native app: <text:a xlink:type="simple" xlink:href="http://evothings.com/doc/build/build-overview.html">http://evothings.com/doc/build/build-overview.html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1M46S</meta:editing-duration>
    <meta:editing-cycles>3</meta:editing-cycles>
    <meta:generator>OpenOffice.org/3.4$Win32 OpenOffice.org_project/340m1$Build-9590</meta:generator>
    <dc:date>2015-06-10T19:53:00.11</dc:date>
    <meta:document-statistic meta:table-count="0" meta:image-count="0" meta:object-count="0" meta:page-count="1" meta:paragraph-count="3" meta:word-count="14" meta:character-count="126"/>
    <meta:user-defined meta:name="Info 1"/>
    <meta:user-defined meta:name="Info 2"/>
    <meta:user-defined meta:name="Info 3"/>
    <meta:user-defined meta:name="Info 4"/>
  </office:meta>
</office:document-meta>
</file>